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verage1" svg:font-family="Average"/>
    <style:font-face style:name="Oswald" svg:font-family="Oswald"/>
    <style:font-face style:name="Arial" svg:font-family="Arial" style:font-pitch="variable"/>
    <style:font-face style:name="Average" svg:font-family="Average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1.27cm" fo:margin-right="0cm" fo:margin-top="0cm" fo:margin-bottom="0.564cm" fo:line-height="100%" fo:text-align="start" fo:text-indent="-1.163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1" fo:font-size="21pt" fo:letter-spacing="normal" fo:font-style="normal" style:text-underline-style="none" fo:font-weight="normal" style:font-name-asian="Average1" style:font-size-asian="21pt" style:font-style-asian="normal" style:font-weight-asian="normal" style:font-name-complex="Average1" style:font-size-complex="2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" style:family="text">
      <style:text-properties fo:font-variant="normal" fo:text-transform="none" fo:color="#cacaca" style:text-line-through-style="none" style:text-line-through-type="none" style:text-position="0% 100%" style:font-name="Average1" fo:font-size="18pt" fo:letter-spacing="normal" fo:font-style="normal" style:text-underline-style="none" fo:font-weight="normal" style:font-name-asian="Average1" style:font-size-asian="18pt" style:font-style-asian="normal" style:font-weight-asian="normal" style:font-name-complex="Average1" style:font-size-complex="18pt" style:font-style-complex="normal" style:font-weight-complex="normal"/>
    </style:style>
    <style:style style:name="T5" style:family="text">
      <style:text-properties fo:font-variant="normal" fo:text-transform="none" fo:color="#a4c2f4" style:text-line-through-style="none" style:text-line-through-type="none" style:text-position="0% 100%" style:font-name="Average1" fo:font-size="14pt" fo:letter-spacing="normal" fo:font-style="normal" style:text-underline-style="none" fo:font-weight="normal" style:font-name-asian="Average1" style:font-size-asian="14pt" style:font-style-asian="normal" style:font-weight-asian="normal" style:font-name-complex="Average1" style:font-size-complex="14pt" style:font-style-complex="normal" style:font-weight-complex="normal"/>
    </style:style>
    <style:style style:name="T6" style:family="text">
      <style:text-properties fo:font-variant="normal" fo:text-transform="none" fo:color="#a4c2f4" style:text-line-through-style="none" style:text-line-through-type="none" style:text-position="0% 100%" style:font-name="Average1" fo:font-size="14pt" fo:letter-spacing="normal" fo:font-style="normal" style:text-underline-style="none" fo:font-weight="bold" style:font-name-asian="Average1" style:font-size-asian="14pt" style:font-style-asian="normal" style:font-weight-asian="bold" style:font-name-complex="Average1" style:font-size-complex="14pt" style:font-style-complex="normal" style:font-weight-complex="bold"/>
    </style:style>
    <style:style style:name="T7" style:family="text">
      <style:text-properties fo:font-variant="normal" fo:text-transform="none" fo:color="#cacaca" style:text-line-through-style="none" style:text-line-through-type="none" style:text-position="0% 100%" style:font-name="Average1" fo:font-size="30pt" fo:letter-spacing="normal" fo:font-style="normal" style:text-underline-style="none" fo:font-weight="normal" style:font-name-asian="Average1" style:font-size-asian="30pt" style:font-style-asian="normal" style:font-weight-asian="normal" style:font-name-complex="Average1" style:font-size-complex="30pt" style:font-style-complex="normal" style:font-weight-complex="normal"/>
    </style:style>
    <style:style style:name="T8" style:family="text">
      <style:text-properties fo:font-variant="normal" fo:text-transform="none" fo:color="#cacaca" style:text-line-through-style="none" style:text-line-through-type="none" style:text-position="0% 100%" style:font-name="Average1" fo:font-size="18pt" fo:letter-spacing="normal" fo:font-style="normal" style:text-underline-style="none" fo:font-weight="bold" style:font-name-asian="Average1" style:font-size-asian="18pt" style:font-style-asian="normal" style:font-weight-asian="bold" style:font-name-complex="Average1" style:font-size-complex="18pt" style:font-style-complex="normal" style:font-weight-complex="bold"/>
    </style:style>
    <style:style style:name="T9" style:family="text">
      <style:text-properties fo:font-variant="normal" fo:text-transform="none" fo:color="#ffd966" style:text-line-through-style="none" style:text-line-through-type="none" style:text-position="0% 100%" style:font-name="Average1" fo:font-size="18pt" fo:letter-spacing="normal" fo:font-style="normal" style:text-underline-style="solid" style:text-underline-width="auto" style:text-underline-color="font-color" fo:font-weight="normal" style:font-name-asian="Average1" style:font-size-asian="18pt" style:font-style-asian="normal" style:font-weight-asian="normal" style:font-name-complex="Average1" style:font-size-complex="1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verage1" fo:font-size="18pt" fo:letter-spacing="normal" fo:font-style="normal" style:text-underline-style="none" fo:font-weight="normal" style:font-name-asian="Average1" style:font-size-asian="18pt" style:font-style-asian="normal" style:font-weight-asian="normal" style:font-name-complex="Average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9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Manutenção de Aplicações PHP</text:span></text:p>
          </draw:text-box>
        </draw:frame>
        <draw:frame draw:name="Shape 60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Do céu ao inferno</text:span></text:p>
          </draw:text-box>
        </draw:frame>
        <presentation:notes draw:style-name="dp2">
          <draw:page-thumbnail draw:name="Shape 56" draw:style-name="gr1" draw:layer="layout" svg:width="16.933cm" svg:height="9.524cm" svg:x="1.059cm" svg:y="1.905cm" draw:page-number="1" presentation:class="page"/>
          <draw:frame draw:name="Shape 5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uerner" draw:style-name="dp1" draw:master-page-name="Title_20_and_20_body" presentation:presentation-page-layout-name="AL2T1">
        <draw:frame draw:name="Shape 6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ouerner</text:span></text:p>
          </draw:text-box>
        </draw:frame>
        <draw:frame draw:name="Shape 6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Formado em Sistemas da Informação - 2012.</text:span></text:p>
            <text:p text:style-name="P7"><text:span text:style-name="T4">6 anos desenvolvendo sistemas Web.</text:span></text:p>
            <text:p text:style-name="P7"><text:span text:style-name="T4">Já trabalhei para: DataPrev, DataSUS, Ministério da Pesca e Aquicultura e Atualmente Ministério da Cultura</text:span></text:p>
            <text:p text:style-name="P7"><text:span text:style-name="T4"/></text:p>
          </draw:text-box>
        </draw:frame>
        <presentation:notes draw:style-name="dp2">
          <draw:page-thumbnail draw:name="Shape 62" draw:style-name="gr1" draw:layer="layout" svg:width="16.932cm" svg:height="9.524cm" svg:x="1.059cm" svg:y="1.905cm" draw:page-number="2" presentation:class="page"/>
          <draw:frame draw:name="Shape 6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r quê fazer manutenção?" draw:style-name="dp1" draw:master-page-name="Title_20_and_20_body" presentation:presentation-page-layout-name="AL2T1">
        <draw:frame draw:name="Shape 7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or quê fazer manutenção?</text:span></text:p>
          </draw:text-box>
        </draw:frame>
        <draw:frame draw:name="Shape 7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A mente humana está sempre criando, reinventando e se transformando.</text:span></text:p>
            <text:p text:style-name="P7"><text:span text:style-name="T4">A <text:s/>visão sobre o software e suas funcionalidades está sempre mudando.</text:span></text:p>
            <text:p text:style-name="P7"><text:span text:style-name="T4">Leis e novos procedimentos vão afetar os softwares.</text:span></text:p>
          </draw:text-box>
        </draw:frame>
        <presentation:notes draw:style-name="dp2">
          <draw:page-thumbnail draw:name="Shape 68" draw:style-name="gr1" draw:layer="layout" svg:width="16.932cm" svg:height="9.524cm" svg:x="1.059cm" svg:y="1.905cm" draw:page-number="3" presentation:class="page"/>
          <draw:frame draw:name="Shape 6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 problemas como Dev" draw:style-name="dp1" draw:master-page-name="Title_20_and_20_body" presentation:presentation-page-layout-name="AL2T1">
        <draw:frame draw:name="Shape 7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3 problemas como Dev</text:span></text:p>
          </draw:text-box>
        </draw:frame>
        <draw:frame draw:name="Shape 78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Desânimo: “mais 3 meses revisando código de relatórios em PDF”:</text:span></text:p>
            <text:p text:style-name="P7"><text:span text:style-name="T5">Responsabilidade: Lembre sempre o software vai afetar a vida de alguém de forma </text:span><text:span text:style-name="T6">positiva</text:span><text:span text:style-name="T5"> ou </text:span><text:span text:style-name="T6">negativa.</text:span></text:p>
            <text:p text:style-name="P7"><text:span text:style-name="T4">Preguiça: “Melhorar isso não vale o esforço, esse projeto <text:s/>vai ser refeito no futuro.”</text:span></text:p>
            <text:p text:style-name="P7"><text:span text:style-name="T5">Provavelmente você vai ter voltar a revisar um código mal feito: “Meu pai sempre falava que preguiçoso faz as coisas 2 vezes (ou mais).”</text:span></text:p>
            <text:p text:style-name="P7"><text:span text:style-name="T4">Conformismo: “O projeto já estava assim, deixa como está.”</text:span></text:p>
            <text:p text:style-name="P7"><text:span text:style-name="T5">Sempre é possível inovar. Até nos ambientes mais repressivos.</text:span></text:p>
          </draw:text-box>
        </draw:frame>
        <presentation:notes draw:style-name="dp2">
          <draw:page-thumbnail draw:name="Shape 74" draw:style-name="gr1" draw:layer="layout" svg:width="16.932cm" svg:height="9.524cm" svg:x="1.059cm" svg:y="1.905cm" draw:page-number="4" presentation:class="page"/>
          <draw:frame draw:name="Shape 7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ratégia ganha a guerra&#10;" draw:style-name="dp1" draw:master-page-name="Title_20_and_20_body" presentation:presentation-page-layout-name="AL2T1">
        <draw:frame draw:name="Shape 8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stratégia ganha a guerra</text:span><text:span text:style-name="T3"><text:line-break/></text:span><text:span text:style-name="T3"/></text:p>
          </draw:text-box>
        </draw:frame>
        <draw:frame draw:name="Shape 8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7">Dividir para conquistar.</text:span></text:p>
            <text:p text:style-name="P9"><text:span text:style-name="T7">Inovação para agilizar.</text:span></text:p>
            <text:p text:style-name="P9"><text:span text:style-name="T7">Estudar sempre.</text:span></text:p>
          </draw:text-box>
        </draw:frame>
        <presentation:notes draw:style-name="dp2">
          <draw:page-thumbnail draw:name="Shape 80" draw:style-name="gr1" draw:layer="layout" svg:width="16.932cm" svg:height="9.524cm" svg:x="1.059cm" svg:y="1.905cm" draw:page-number="5" presentation:class="page"/>
          <draw:frame draw:name="Shape 8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:-$ Frontend_" draw:style-name="dp1" draw:master-page-name="Title_20_and_20_body" presentation:presentation-page-layout-name="AL2T1">
        <draw:frame draw:name="Shape 8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:-$ Frontend_</text:span></text:p>
          </draw:text-box>
        </draw:frame>
        <draw:frame draw:name="Shape 90" presentation:style-name="pr5" draw:text-style-name="P8" draw:layer="layout" svg:width="23.667cm" svg:height="9.489cm" svg:x="1.078cm" svg:y="2.99cm" presentation:class="outline" presentation:user-transformed="true">
          <draw:text-box>
            <text:p text:style-name="P7"><text:span text:style-name="T4">Separação dessas </text:span><text:span text:style-name="T8">“2 camadas”</text:span><text:span text:style-name="T4"> ajuda muito na manutenção da aplicação.</text:span></text:p>
            <text:p text:style-name="P7"><text:span text:style-name="T8">Bower:</text:span><text:span text:style-name="T4"> prevenir o cara esperto que alterou a lib do jquery na mão. (jj = $), ajuda a saber quais versões estão em uso no projeto.</text:span></text:p>
            <text:p text:style-name="P7"><text:span text:style-name="T8">Framework CSS:</text:span><text:span text:style-name="T4"> agilidade na criação de novas funcionalidades. (Bootstrap, Materializecss, Foundation).</text:span></text:p>
            <text:p text:style-name="P7"><text:span text:style-name="T4">VueJS X Angular</text:span></text:p>
            <text:p text:style-name="P7"><text:span text:style-name="T4">jQuery na manutenção continua sendo o Rei.</text:span></text:p>
          </draw:text-box>
        </draw:frame>
        <presentation:notes draw:style-name="dp2">
          <draw:page-thumbnail draw:name="Shape 86" draw:style-name="gr1" draw:layer="layout" svg:width="16.932cm" svg:height="9.524cm" svg:x="1.059cm" svg:y="1.905cm" draw:page-number="6" presentation:class="page"/>
          <draw:frame draw:name="Shape 8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end" draw:style-name="dp1" draw:master-page-name="Title_20_and_20_body" presentation:presentation-page-layout-name="AL2T1">
        <draw:frame draw:name="Shape 9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Backend</text:span></text:p>
          </draw:text-box>
        </draw:frame>
        <draw:frame draw:name="Shape 9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4">Pense em modelar uma api (Rest pode ser uma boa ideia).</text:span></text:p>
            <text:p text:style-name="P10"><text:span text:style-name="T4">Não siga práticas antigas por comodismo, crie padrões sólidos.</text:span></text:p>
            <text:p text:style-name="P10"><text:span text:style-name="T4">Conheça as libs em uso, tente atualizar, e mantenha sempre a compatibilidade.</text:span></text:p>
            <text:p text:style-name="P10"><text:span text:style-name="T4">Criar serviços fora da aplicação como: salvar uploads, gerar PDF/XLS, Autenticação.</text:span></text:p>
            <text:p text:style-name="P10"><text:span text:style-name="T4"/></text:p>
          </draw:text-box>
        </draw:frame>
        <presentation:notes draw:style-name="dp2">
          <draw:page-thumbnail draw:name="Shape 92" draw:style-name="gr1" draw:layer="layout" svg:width="16.932cm" svg:height="9.524cm" svg:x="1.059cm" svg:y="1.905cm" draw:page-number="7" presentation:class="page"/>
          <draw:frame draw:name="Shape 9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es e Documentação" draw:style-name="dp1" draw:master-page-name="Title_20_and_20_body" presentation:presentation-page-layout-name="AL2T1">
        <draw:frame draw:name="Shape 10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estes e Documentação</text:span></text:p>
          </draw:text-box>
        </draw:frame>
        <draw:frame draw:name="Shape 10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4">Prevenir o quebra-quebra, lembre tudo que der errado na aplicação será culpa “sua”.</text:span></text:p>
            <text:p text:style-name="P10"><text:span text:style-name="T4">Documentação do uso de métodos.</text:span></text:p>
            <text:p text:style-name="P10"><text:span text:style-name="T4">PhpUnit e PHPDoc podem ser seus </text:span><text:span text:style-name="T8">amigos</text:span><text:span text:style-name="T4">.</text:span></text:p>
            <text:p text:style-name="P10"><text:span text:style-name="T4">Versão nova do PHP, se possível tente migrar.</text:span></text:p>
            <text:p text:style-name="P10"><text:span text:style-name="T4"/></text:p>
          </draw:text-box>
        </draw:frame>
        <presentation:notes draw:style-name="dp2">
          <draw:page-thumbnail draw:name="Shape 98" draw:style-name="gr1" draw:layer="layout" svg:width="16.932cm" svg:height="9.524cm" svg:x="1.059cm" svg:y="1.905cm" draw:page-number="8" presentation:class="page"/>
          <draw:frame draw:name="Shape 9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nco de dados" draw:style-name="dp1" draw:master-page-name="Title_20_and_20_body" presentation:presentation-page-layout-name="AL2T1">
        <draw:frame draw:name="Shape 10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Banco de dados</text:span></text:p>
          </draw:text-box>
        </draw:frame>
        <draw:frame draw:name="Shape 108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4">Cuidado com Triggers, Storage Procedures e Views. (Evite continuar com elas)</text:span></text:p>
            <text:p text:style-name="P10"><text:span text:style-name="T4">Tente documentar o que você puder do banco de dados.</text:span></text:p>
            <text:p text:style-name="P10"><text:span text:style-name="T4">Não se apegue tanto a padrões de nomenclatura: “Você vai ter que conviver com o que existe”, mas padronize o que puder.</text:span></text:p>
            <text:p text:style-name="P10"><text:span text:style-name="T4"/></text:p>
          </draw:text-box>
        </draw:frame>
        <presentation:notes draw:style-name="dp2">
          <draw:page-thumbnail draw:name="Shape 104" draw:style-name="gr1" draw:layer="layout" svg:width="16.932cm" svg:height="9.524cm" svg:x="1.059cm" svg:y="1.905cm" draw:page-number="9" presentation:class="page"/>
          <draw:frame draw:name="Shape 10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mbiente" draw:style-name="dp1" draw:master-page-name="Title_20_and_20_body" presentation:presentation-page-layout-name="AL2T1">
        <draw:frame draw:name="Shape 11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mbiente</text:span></text:p>
          </draw:text-box>
        </draw:frame>
        <draw:frame draw:name="Shape 11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4">Procure trabalhar com mesmas versões de ambientes.</text:span></text:p>
            <text:p text:style-name="P10"><text:span text:style-name="T4">Saiba quais as dependências para realizar a publicação da aplicação;</text:span></text:p>
            <text:p text:style-name="P10"><text:span text:style-name="T8">Docker</text:span><text:span text:style-name="T4"> e </text:span><text:span text:style-name="T8">Vagrant</text:span><text:span text:style-name="T4"> podem ser soluções atraentes: Evita a frase “Na minha máquina funciona!” 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presentation:notes draw:style-name="dp2">
          <draw:page-thumbnail draw:name="Shape 110" draw:style-name="gr1" draw:layer="layout" svg:width="16.932cm" svg:height="9.524cm" svg:x="1.059cm" svg:y="1.905cm" draw:page-number="10" presentation:class="page"/>
          <draw:frame draw:name="Shape 11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rigado e Contatos:" draw:style-name="dp1" draw:master-page-name="Title_20_and_20_body" presentation:presentation-page-layout-name="AL2T1">
        <draw:frame draw:name="Shape 1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brigado e Contatos:</text:span></text:p>
          </draw:text-box>
        </draw:frame>
        <draw:frame draw:name="Shape 120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4">Twitter: @Wouerner</text:span></text:p>
            <text:p text:style-name="P10"><text:span text:style-name="T4">Contato: </text:span><text:span text:style-name="T9"><text:a xlink:href="mailto:wouerner@gmail.com" xlink:type="simple">wouerner@gmail.com</text:a></text:span></text:p>
            <text:p text:style-name="P10"><text:span text:style-name="T4">I like BTC: </text:span><text:span text:style-name="T10">1EeCZa8uMimsickd43VZt45nC1fNKb6FdK</text:span></text:p>
            <text:p text:style-name="P10"><text:span text:style-name="T4">Desculpe o erros de português eu falo melhor em PHP.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presentation:notes draw:style-name="dp2">
          <draw:page-thumbnail draw:name="Shape 116" draw:style-name="gr1" draw:layer="layout" svg:width="16.932cm" svg:height="9.524cm" svg:x="1.059cm" svg:y="1.905cm" draw:page-number="11" presentation:class="page"/>
          <draw:frame draw:name="Shape 11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verage1" svg:font-family="Average"/>
    <style:font-face style:name="Oswald" svg:font-family="Oswald"/>
    <style:font-face style:name="Arial" svg:font-family="Arial" style:font-pitch="variable"/>
    <style:font-face style:name="Average" svg:font-family="Average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37474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37474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Shape 10">
        <draw:custom-shape draw:name="Shape 11" draw:style-name="Mgr3" draw:text-style-name="MP5" draw:layer="layout" svg:width="0.292cm" svg:height="0.292cm" svg:x="12.553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" draw:style-name="Mgr3" draw:text-style-name="MP5" draw:layer="layout" svg:width="0.292cm" svg:height="0.292cm" svg:x="13.023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" draw:style-name="Mgr3" draw:text-style-name="MP5" draw:layer="layout" svg:width="0.292cm" svg:height="0.292cm" svg:x="12.084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Shape 14" presentation:style-name="Mpr1" draw:text-style-name="MP6" draw:layer="backgroundobjects" svg:width="21.67cm" svg:height="4.805cm" svg:x="1.865cm" svg:y="2.752cm" presentation:class="title" presentation:user-transformed="true">
        <draw:text-box>
          <text:p/>
        </draw:text-box>
      </draw:frame>
      <draw:frame draw:name="Shape 16" presentation:style-name="Mpr2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21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2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3" presentation:style-name="Mpr6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6"/>
    <meta:generator>LibreOfficeDev/5.1.0.3$Linux_X86_64 LibreOffice_project/</meta:generator>
  </office:meta>
</office:document-meta>
</file>